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d58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d58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d58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d58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d58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d58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d58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d58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d58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d58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d58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d58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d58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d58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d58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d58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d58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alìa Josè Meneses Burg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672355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fredo Josè Meneses Fuent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664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4.82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9"/>
    <meta:template xlink:type="simple" xlink:actuate="onRequest" xlink:title="Normal" xlink:href=""/>
  </office:meta>
</office:document-meta>
</file>